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c10" officeooo:paragraph-rsid="00039c10"/>
    </style:style>
    <style:style style:name="P2" style:family="paragraph" style:parent-style-name="Standard">
      <style:text-properties officeooo:rsid="00047cd6" officeooo:paragraph-rsid="00047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ger sample size representative of the true population?</text:p>
      <text:p text:style-name="P1">Overfitting … consider dimensionality of data and number of samples</text:p>
      <text:p text:style-name="P1">high dim and low sample size could lead to overfitting</text:p>
      <text:p text:style-name="P1"/>
      <text:p text:style-name="P1">additional dim =&gt; combinatorial explosion?</text:p>
      <text:p text:style-name="P1"/>
      <text:p text:style-name="P1">efficient ways to decide hyperparameters besides just trying them out? EM algorithm?</text:p>
      <text:p text:style-name="P1"/>
      <text:p text:style-name="P2">Theta normal to decision boudnary</text:p>
      <text:p text:style-name="P1">complexity of model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23:24:55.368807916</meta:creation-date>
    <dc:date>2015-01-31T14:03:52.389875978</dc:date>
    <meta:editing-duration>P2DT3M3S</meta:editing-duration>
    <meta:editing-cycles>1</meta:editing-cycles>
    <meta:document-statistic meta:table-count="0" meta:image-count="0" meta:object-count="0" meta:page-count="1" meta:paragraph-count="7" meta:word-count="53" meta:character-count="360" meta:non-whitespace-character-count="313"/>
    <meta:generator>LibreOffice/4.2.7.2$Linux_X86_64 LibreOffice_project/420m0$Build-2</meta:generator>
  </office:meta>
</office:document-meta>
</file>